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29pt"/>
    </style:style>
    <style:style style:name="co2" style:family="table-column">
      <style:table-column-properties fo:break-before="auto" style:column-width="135.95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87.85pt"/>
    </style:style>
    <style:style style:name="co7" style:family="table-column">
      <style:table-column-properties fo:break-before="auto" style:column-width="99.16pt"/>
    </style:style>
    <style:style style:name="co8" style:family="table-column">
      <style:table-column-properties fo:break-before="auto" style:column-width="113.41pt"/>
    </style:style>
    <style:style style:name="co9" style:family="table-column">
      <style:table-column-properties fo:break-before="auto" style:column-width="108.65pt"/>
    </style:style>
    <style:style style:name="co10" style:family="table-column">
      <style:table-column-properties fo:break-before="auto" style:column-width="124.1pt"/>
    </style:style>
    <style:style style:name="co11" style:family="table-column">
      <style:table-column-properties fo:break-before="auto" style:column-width="92.01pt"/>
    </style:style>
    <style:style style:name="co12" style:family="table-column">
      <style:table-column-properties fo:break-before="auto" style:column-width="48.05pt"/>
    </style:style>
    <style:style style:name="co13" style:family="table-column">
      <style:table-column-properties fo:break-before="auto" style:column-width="96.75pt"/>
    </style:style>
    <style:style style:name="co14" style:family="table-column">
      <style:table-column-properties fo:break-before="auto" style:column-width="85.8pt"/>
    </style:style>
    <style:style style:name="co15" style:family="table-column">
      <style:table-column-properties fo:break-before="auto" style:column-width="125.86pt"/>
    </style:style>
    <style:style style:name="co16" style:family="table-column">
      <style:table-column-properties fo:break-before="auto" style:column-width="98.56pt"/>
    </style:style>
    <style:style style:name="co17" style:family="table-column">
      <style:table-column-properties fo:break-before="auto" style:column-width="107.46pt"/>
    </style:style>
    <style:style style:name="co18" style:family="table-column">
      <style:table-column-properties fo:break-before="auto" style:column-width="109.5pt"/>
    </style:style>
    <style:style style:name="co19" style:family="table-column">
      <style:table-column-properties fo:break-before="auto" style:column-width="100.91pt"/>
    </style:style>
    <style:style style:name="co20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XED N" table:style-name="ta1" table:print-ranges="'FIXED N'.F27:'FIXED N'.J44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PART A. </text:p>
          </table:table-cell>
          <table:table-cell office:value-type="string" calcext:value-type="string">
            <text:p>SPEED UP TEST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n (problem size) </text:p>
          </table:table-cell>
          <table:table-cell table:style-name="ce3" office:value-type="float" office:value="800000000" calcext:value-type="float">
            <text:p>800000000</text:p>
          </table:table-cell>
          <table:table-cell office:value-type="string" calcext:value-type="string">
            <text:p>FIXED 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number-columns-repeated="2"/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6570053101" calcext:value-type="float">
            <text:p>16.056570053101</text:p>
          </table:table-cell>
          <table:table-cell office:value-type="float" office:value="15.779712915421" calcext:value-type="float">
            <text:p>15.77971291542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8.201547145844" calcext:value-type="float">
            <text:p>8.201547145844</text:p>
          </table:table-cell>
          <table:table-cell office:value-type="float" office:value="8.139535903931" calcext:value-type="float">
            <text:p>8.13953590393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73580932617" calcext:value-type="float">
            <text:p>15.873580932617</text:p>
          </table:table-cell>
          <table:table-cell office:value-type="float" office:value="15.597221851349" calcext:value-type="float">
            <text:p>15.597221851349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7.985216856003" calcext:value-type="float">
            <text:p>7.985216856003</text:p>
          </table:table-cell>
          <table:table-cell office:value-type="float" office:value="8.199460983276" calcext:value-type="float">
            <text:p>8.19946098327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54604005814" calcext:value-type="float">
            <text:p>15.854604005814</text:p>
          </table:table-cell>
          <table:table-cell office:value-type="float" office:value="15.61110496521" calcext:value-type="float">
            <text:p>15.6111049652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7.98254609108" calcext:value-type="float">
            <text:p>7.98254609108</text:p>
          </table:table-cell>
          <table:table-cell office:value-type="float" office:value="7.980792045593" calcext:value-type="float">
            <text:p>7.98079204559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23721170425" calcext:value-type="float">
            <text:p>15.823721170425</text:p>
          </table:table-cell>
          <table:table-cell office:value-type="float" office:value="15.476547002792" calcext:value-type="float">
            <text:p>15.47654700279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8.000113964081" calcext:value-type="float">
            <text:p>8.000113964081</text:p>
          </table:table-cell>
          <table:table-cell office:value-type="float" office:value="7.985908985138" calcext:value-type="float">
            <text:p>7.98590898513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99166107178" calcext:value-type="float">
            <text:p>15.899166107178</text:p>
          </table:table-cell>
          <table:table-cell office:value-type="float" office:value="15.554542064667" calcext:value-type="float">
            <text:p>15.554542064667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7.960376024246" calcext:value-type="float">
            <text:p>7.960376024246</text:p>
          </table:table-cell>
          <table:table-cell office:value-type="float" office:value="7.989322900772" calcext:value-type="float">
            <text:p>7.989322900772</text:p>
          </table:table-cell>
          <table:table-cell table:number-columns-repeated="8"/>
        </table:table-row>
        <table:table-row table:style-name="ro1">
          <table:table-cell/>
          <table:table-cell table:style-name="ce5" table:formula="of:=AVERAGE([.B5:.B9])" office:value-type="float" office:value="15.901528453827" calcext:value-type="float">
            <text:p>15.901528453827</text:p>
          </table:table-cell>
          <table:table-cell table:style-name="ce5" table:formula="of:=AVERAGE([.C5:.C9])" office:value-type="float" office:value="15.6038257598878" calcext:value-type="float">
            <text:p>15.6038257598878</text:p>
          </table:table-cell>
          <table:table-cell table:number-columns-repeated="2"/>
          <table:table-cell table:style-name="ce2"/>
          <table:table-cell table:style-name="ce5" table:formula="of:=AVERAGE([.G5:.G9])" office:value-type="float" office:value="8.0259600162508" calcext:value-type="float">
            <text:p>8.0259600162508</text:p>
          </table:table-cell>
          <table:table-cell table:style-name="ce5" table:formula="of:=AVERAGE([.H5:.H9])" office:value-type="float" office:value="8.059004163742" calcext:value-type="float">
            <text:p>8.059004163742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AVG TIME ORG</text:p>
          </table:table-cell>
          <table:table-cell table:style-name="ce3" office:value-type="string" calcext:value-type="string">
            <text:p>AVG TIME MOD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AVG TIME ORG</text:p>
          </table:table-cell>
          <table:table-cell table:style-name="ce3" office:value-type="string" calcext:value-type="string">
            <text:p>AVG TIME MOD</text:p>
          </table:table-cell>
          <table:table-cell table:number-columns-repeated="8"/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10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number-columns-repeated="2"/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07649946213" calcext:value-type="float">
            <text:p>4.207649946213</text:p>
          </table:table-cell>
          <table:table-cell office:value-type="float" office:value="4.243479013443" calcext:value-type="float">
            <text:p>4.243479013443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office:value-type="float" office:value="2.212038993835" calcext:value-type="float">
            <text:p>2.212038993835</text:p>
          </table:table-cell>
          <table:table-cell office:value-type="float" office:value="2.217353820801" calcext:value-type="float">
            <text:p>2.21735382080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70487880707" calcext:value-type="float">
            <text:p>4.170487880707</text:p>
          </table:table-cell>
          <table:table-cell office:value-type="float" office:value="4.178691148758" calcext:value-type="float">
            <text:p>4.178691148758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office:value-type="float" office:value="2.183537006378" calcext:value-type="float">
            <text:p>2.183537006378</text:p>
          </table:table-cell>
          <table:table-cell office:value-type="float" office:value="2.183438062668" calcext:value-type="float">
            <text:p>2.18343806266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97046995163" calcext:value-type="float">
            <text:p>4.197046995163</text:p>
          </table:table-cell>
          <table:table-cell office:value-type="float" office:value="4.26014995575" calcext:value-type="float">
            <text:p>4.26014995575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office:value-type="float" office:value="2.211024999619" calcext:value-type="float">
            <text:p>2.211024999619</text:p>
          </table:table-cell>
          <table:table-cell office:value-type="float" office:value="2.183103084564" calcext:value-type="float">
            <text:p>2.18310308456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8248295784" calcext:value-type="float">
            <text:p>4.18248295784</text:p>
          </table:table-cell>
          <table:table-cell office:value-type="float" office:value="4.159827947617" calcext:value-type="float">
            <text:p>4.159827947617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office:value-type="float" office:value="2.226603984833" calcext:value-type="float">
            <text:p>2.226603984833</text:p>
          </table:table-cell>
          <table:table-cell office:value-type="float" office:value="2.181988954544" calcext:value-type="float">
            <text:p>2.18198895454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40428066254" calcext:value-type="float">
            <text:p>4.140428066254</text:p>
          </table:table-cell>
          <table:table-cell office:value-type="float" office:value="4.141149044037" calcext:value-type="float">
            <text:p>4.141149044037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office:value-type="float" office:value="2.195514917374" calcext:value-type="float">
            <text:p>2.195514917374</text:p>
          </table:table-cell>
          <table:table-cell office:value-type="float" office:value="2.219805955887" calcext:value-type="float">
            <text:p>2.219805955887</text:p>
          </table:table-cell>
          <table:table-cell table:number-columns-repeated="8"/>
        </table:table-row>
        <table:table-row table:style-name="ro1">
          <table:table-cell/>
          <table:table-cell table:style-name="ce5" table:formula="of:=AVERAGE([.B17:.B21])" office:value-type="float" office:value="4.1796191692354" calcext:value-type="float">
            <text:p>4.1796191692354</text:p>
          </table:table-cell>
          <table:table-cell table:style-name="ce5" table:formula="of:=AVERAGE([.C17:.C21])" office:value-type="float" office:value="4.196659421921" calcext:value-type="float">
            <text:p>4.196659421921</text:p>
          </table:table-cell>
          <table:table-cell table:number-columns-repeated="2"/>
          <table:table-cell table:style-name="ce2"/>
          <table:table-cell table:style-name="ce5" table:formula="of:=AVERAGE([.G17:.G21])" office:value-type="float" office:value="2.2057439804078" calcext:value-type="float">
            <text:p>2.2057439804078</text:p>
          </table:table-cell>
          <table:table-cell table:style-name="ce5" table:formula="of:=AVERAGE([.H17:.H21])" office:value-type="float" office:value="2.1971379756928" calcext:value-type="float">
            <text:p>2.1971379756928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AVG TIME ORG</text:p>
          </table:table-cell>
          <table:table-cell table:style-name="ce3" office:value-type="string" calcext:value-type="string">
            <text:p>AVG TIME MOD</text:p>
          </table:table-cell>
          <table:table-cell table:number-columns-repeated="3"/>
          <table:table-cell table:style-name="ce3" office:value-type="string" calcext:value-type="string">
            <text:p>AVG TIME ORG</text:p>
          </table:table-cell>
          <table:table-cell table:style-name="ce3" office:value-type="string" calcext:value-type="string">
            <text:p>AVG TIME MOD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number-columns-repeated="2"/>
          <table:table-cell table:style-name="ce3"/>
          <table:table-cell table:style-name="ce10" office:value-type="string" calcext:value-type="string" table:number-columns-spanned="3" table:number-rows-spanned="1">
            <text:p>ORIGINAL CODE</text:p>
          </table:table-cell>
          <table:covered-table-cell table:number-columns-repeated="2" table:style-name="ce3"/>
          <table:table-cell/>
          <table:table-cell table:style-name="ce3" table:number-columns-repeated="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10024023056" calcext:value-type="float">
            <text:p>1.810024023056</text:p>
          </table:table-cell>
          <table:table-cell office:value-type="float" office:value="1.937111139297" calcext:value-type="float">
            <text:p>1.937111139297</text:p>
          </table:table-cell>
          <table:table-cell table:number-columns-repeated="2"/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ime (s)</text:p>
          </table:table-cell>
          <table:table-cell table:style-name="ce10" office:value-type="string" calcext:value-type="string">
            <text:p>SPEEDUP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86022901535" calcext:value-type="float">
            <text:p>1.786022901535</text:p>
          </table:table-cell>
          <table:table-cell office:value-type="float" office:value="2.182522058487" calcext:value-type="float">
            <text:p>2.1825220584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141592640189" calcext:value-type="float">
            <text:p>3.141592640189</text:p>
          </table:table-cell>
          <table:table-cell office:value-type="float" office:value="0.000000100824" calcext:value-type="float">
            <text:p>1.00824E-07</text:p>
          </table:table-cell>
          <table:table-cell office:value-type="float" office:value="15.901528453827" calcext:value-type="float">
            <text:p>15.901528453827</text:p>
          </table:table-cell>
          <table:table-cell table:formula="of:=[.I29]/[.I2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21040868759" calcext:value-type="float">
            <text:p>1.821040868759</text:p>
          </table:table-cell>
          <table:table-cell office:value-type="float" office:value="1.864782094955" calcext:value-type="float">
            <text:p>1.8647820949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141592640192" calcext:value-type="float">
            <text:p>3.141592640192</text:p>
          </table:table-cell>
          <table:table-cell office:value-type="float" office:value="0.000000100821" calcext:value-type="float">
            <text:p>1.00821E-07</text:p>
          </table:table-cell>
          <table:table-cell office:value-type="float" office:value="8.0259600162508" calcext:value-type="float">
            <text:p>8.0259600162508</text:p>
          </table:table-cell>
          <table:table-cell table:formula="of:=[.I29]/[.I30]" office:value-type="float" office:value="1.98126185797461" calcext:value-type="float">
            <text:p>1.9812618579746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95344114304" calcext:value-type="float">
            <text:p>1.795344114304</text:p>
          </table:table-cell>
          <table:table-cell office:value-type="float" office:value="1.112848043442" calcext:value-type="float">
            <text:p>1.1128480434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141592640184" calcext:value-type="float">
            <text:p>3.141592640184</text:p>
          </table:table-cell>
          <table:table-cell office:value-type="float" office:value="0.000000100829" calcext:value-type="float">
            <text:p>1.00829E-07</text:p>
          </table:table-cell>
          <table:table-cell office:value-type="float" office:value="4.1796191692354" calcext:value-type="float">
            <text:p>4.1796191692354</text:p>
          </table:table-cell>
          <table:table-cell table:formula="of:=[.I29]/[.I31]" office:value-type="float" office:value="3.80454003342509" calcext:value-type="float">
            <text:p>3.8045400334250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49959945679" calcext:value-type="float">
            <text:p>1.749959945679</text:p>
          </table:table-cell>
          <table:table-cell office:value-type="float" office:value="1.862988948822" calcext:value-type="float">
            <text:p>1.8629889488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141592640183" calcext:value-type="float">
            <text:p>3.141592640183</text:p>
          </table:table-cell>
          <table:table-cell office:value-type="float" office:value="0.000000100829" calcext:value-type="float">
            <text:p>1.00829E-07</text:p>
          </table:table-cell>
          <table:table-cell office:value-type="float" office:value="2.2057439804078" calcext:value-type="float">
            <text:p>2.2057439804078</text:p>
          </table:table-cell>
          <table:table-cell table:formula="of:=[.I29]/[.I32]" office:value-type="float" office:value="7.20914512068038" calcext:value-type="float">
            <text:p>7.20914512068038</text:p>
          </table:table-cell>
          <table:table-cell table:number-columns-repeated="6"/>
        </table:table-row>
        <table:table-row table:style-name="ro1">
          <table:table-cell/>
          <table:table-cell table:style-name="ce5" table:formula="of:=AVERAGE([.B28:.B32])" office:value-type="float" office:value="1.7924783706666" calcext:value-type="float">
            <text:p>1.7924783706666</text:p>
          </table:table-cell>
          <table:table-cell table:style-name="ce5" table:formula="of:=AVERAGE([.C28:.C32])" office:value-type="float" office:value="1.7920504570006" calcext:value-type="float">
            <text:p>1.79205045700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141592640186" calcext:value-type="float">
            <text:p>3.141592640186</text:p>
          </table:table-cell>
          <table:table-cell office:value-type="float" office:value="0.000000100827" calcext:value-type="float">
            <text:p>1.00827E-07</text:p>
          </table:table-cell>
          <table:table-cell office:value-type="float" office:value="1.7924783706666" calcext:value-type="float">
            <text:p>1.7924783706666</text:p>
          </table:table-cell>
          <table:table-cell table:formula="of:=[.I29]/[.I33]" office:value-type="float" office:value="8.87125262655941" calcext:value-type="float">
            <text:p>8.8712526265594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" office:value-type="string" calcext:value-type="string">
            <text:p>AVG TIME ORG</text:p>
          </table:table-cell>
          <table:table-cell table:style-name="ce3" office:value-type="string" calcext:value-type="string">
            <text:p>AVG TIME MOD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5"/>
          <table:table-cell table:style-name="ce10" office:value-type="string" calcext:value-type="string" table:number-columns-spanned="3" table:number-rows-spanned="1">
            <text:p>MODIFIED CODE</text:p>
          </table:table-cell>
          <table:covered-table-cell table:number-columns-repeated="2" table:style-name="ce3"/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141592640189" calcext:value-type="float">
            <text:p>3.141592640189</text:p>
          </table:table-cell>
          <table:table-cell office:value-type="float" office:value="0.000000100824" calcext:value-type="float">
            <text:p>1.00824E-07</text:p>
          </table:table-cell>
          <table:table-cell office:value-type="float" office:value="15.6038257598878" calcext:value-type="float">
            <text:p>15.6038257598878</text:p>
          </table:table-cell>
          <table:table-cell table:formula="of:=[.I39]/[.I3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.141592640192" calcext:value-type="float">
            <text:p>3.141592640192</text:p>
          </table:table-cell>
          <table:table-cell office:value-type="float" office:value="0.000000100821" calcext:value-type="float">
            <text:p>1.00821E-07</text:p>
          </table:table-cell>
          <table:table-cell office:value-type="float" office:value="8.059004163742" calcext:value-type="float">
            <text:p>8.059004163742</text:p>
          </table:table-cell>
          <table:table-cell table:formula="of:=[.I39]/[.I40]" office:value-type="float" office:value="1.93619775382304" calcext:value-type="float">
            <text:p>1.93619775382304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.141592640184" calcext:value-type="float">
            <text:p>3.141592640184</text:p>
          </table:table-cell>
          <table:table-cell office:value-type="float" office:value="0.000000100829" calcext:value-type="float">
            <text:p>1.00829E-07</text:p>
          </table:table-cell>
          <table:table-cell office:value-type="float" office:value="4.196659421921" calcext:value-type="float">
            <text:p>4.196659421921</text:p>
          </table:table-cell>
          <table:table-cell table:formula="of:=[.I39]/[.I41]" office:value-type="float" office:value="3.71815393891202" calcext:value-type="float">
            <text:p>3.71815393891202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.141592640183" calcext:value-type="float">
            <text:p>3.141592640183</text:p>
          </table:table-cell>
          <table:table-cell office:value-type="float" office:value="0.000000100829" calcext:value-type="float">
            <text:p>1.00829E-07</text:p>
          </table:table-cell>
          <table:table-cell office:value-type="float" office:value="2.1971379756928" calcext:value-type="float">
            <text:p>2.1971379756928</text:p>
          </table:table-cell>
          <table:table-cell table:formula="of:=[.I39]/[.I42]" office:value-type="float" office:value="7.10188706058281" calcext:value-type="float">
            <text:p>7.1018870605828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.141592640186" calcext:value-type="float">
            <text:p>3.141592640186</text:p>
          </table:table-cell>
          <table:table-cell office:value-type="float" office:value="0.000000100827" calcext:value-type="float">
            <text:p>1.00827E-07</text:p>
          </table:table-cell>
          <table:table-cell office:value-type="float" office:value="1.7920504570006" calcext:value-type="float">
            <text:p>1.7920504570006</text:p>
          </table:table-cell>
          <table:table-cell table:formula="of:=[.I39]/[.I43]" office:value-type="float" office:value="8.70724688522683" calcext:value-type="float">
            <text:p>8.70724688522683</text:p>
          </table:table-cell>
          <table:table-cell table:number-columns-repeated="6"/>
        </table:table-row>
      </table:table>
      <table:table table:name="VARIED N " table:style-name="ta1" table:print-ranges="'VARIED N '.G30:'VARIED N '.L48 'VARIED N '.G30:'VARIED N '.L48"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column table:style-name="co16" table:default-cell-style-name="ce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IED N </text:p>
          </table:table-cell>
          <table:table-cell table:number-columns-repeated="5"/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style-name="ce3" office:value-type="string" calcext:value-type="string">
            <text:p>N PROBLEM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.214080095291" calcext:value-type="float">
            <text:p>2.214080095291</text:p>
          </table:table-cell>
          <table:table-cell office:value-type="float" office:value="2.227915048599" calcext:value-type="float">
            <text:p>2.227915048599</text:p>
          </table:table-cell>
          <table:table-cell table:formula="of:=8*100000000" office:value-type="float" office:value="800000000" calcext:value-type="float">
            <text:p>800000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style-name="ce3" office:value-type="string" calcext:value-type="string">
            <text:p>N PROBLE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184514045715" calcext:value-type="float">
            <text:p>2.184514045715</text:p>
          </table:table-cell>
          <table:table-cell office:value-type="float" office:value="2.192301034927" calcext:value-type="float">
            <text:p>2.192301034927</text:p>
          </table:table-cell>
          <table:table-cell table:formula="of:=8*100000000" office:value-type="float" office:value="800000000" calcext:value-type="float">
            <text:p>80000000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.210348844528" calcext:value-type="float">
            <text:p>2.210348844528</text:p>
          </table:table-cell>
          <table:table-cell office:value-type="float" office:value="2.180599212646" calcext:value-type="float">
            <text:p>2.180599212646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204570055008" calcext:value-type="float">
            <text:p>2.204570055008</text:p>
          </table:table-cell>
          <table:table-cell office:value-type="float" office:value="2.190049171448" calcext:value-type="float">
            <text:p>2.190049171448</text:p>
          </table:table-cell>
          <table:table-cell table:formula="of:=8*100000000" office:value-type="float" office:value="800000000" calcext:value-type="float">
            <text:p>80000000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.170042991638" calcext:value-type="float">
            <text:p>2.170042991638</text:p>
          </table:table-cell>
          <table:table-cell office:value-type="float" office:value="2.174518108368" calcext:value-type="float">
            <text:p>2.174518108368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180907964706" calcext:value-type="float">
            <text:p>2.180907964706</text:p>
          </table:table-cell>
          <table:table-cell office:value-type="float" office:value="2.199234008789" calcext:value-type="float">
            <text:p>2.199234008789</text:p>
          </table:table-cell>
          <table:table-cell table:formula="of:=8*100000000" office:value-type="float" office:value="800000000" calcext:value-type="float">
            <text:p>80000000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.200505018234" calcext:value-type="float">
            <text:p>2.200505018234</text:p>
          </table:table-cell>
          <table:table-cell office:value-type="float" office:value="2.16720199585" calcext:value-type="float">
            <text:p>2.16720199585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182548046112" calcext:value-type="float">
            <text:p>2.182548046112</text:p>
          </table:table-cell>
          <table:table-cell office:value-type="float" office:value="2.196539878845" calcext:value-type="float">
            <text:p>2.196539878845</text:p>
          </table:table-cell>
          <table:table-cell table:formula="of:=8*100000000" office:value-type="float" office:value="800000000" calcext:value-type="float">
            <text:p>80000000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.206801891327" calcext:value-type="float">
            <text:p>2.206801891327</text:p>
          </table:table-cell>
          <table:table-cell office:value-type="float" office:value="2.175127029419" calcext:value-type="float">
            <text:p>2.175127029419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  <table:table-cell table:style-name="ce5" table:formula="of:=AVERAGE([.H2:.H6])" office:value-type="float" office:value="2.1933240413664" calcext:value-type="float">
            <text:p>2.1933240413664</text:p>
          </table:table-cell>
          <table:table-cell table:style-name="ce5" table:formula="of:=AVERAGE([.I2:.I6])" office:value-type="float" office:value="2.2012078285216" calcext:value-type="float">
            <text:p>2.2012078285216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.194341897964" calcext:value-type="float">
            <text:p>2.194341897964</text:p>
          </table:table-cell>
          <table:table-cell office:value-type="float" office:value="2.16855096817" calcext:value-type="float">
            <text:p>2.16855096817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VG TIME ORG</text:p>
          </table:table-cell>
          <table:table-cell table:style-name="ce3" office:value-type="string" calcext:value-type="string">
            <text:p>AVG TIME MOD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5" table:formula="of:=AVERAGE([.B4:.B8])" office:value-type="float" office:value="2.1964081287382" calcext:value-type="float">
            <text:p>2.1964081287382</text:p>
          </table:table-cell>
          <table:table-cell table:style-name="ce5" table:formula="of:=AVERAGE([.C4:.C8])" office:value-type="float" office:value="2.1731994628906" calcext:value-type="float">
            <text:p>2.173199462890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style-name="ce3" office:value-type="string" calcext:value-type="string">
            <text:p>AVG TIME ORG</text:p>
          </table:table-cell>
          <table:table-cell table:style-name="ce3" office:value-type="string" calcext:value-type="string">
            <text:p>AVG TIME MO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3">
          <table:table-cell table:style-name="ce2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style-name="ce3" office:value-type="string" calcext:value-type="string">
            <text:p>N PROBLEM</text:p>
          </table:table-cell>
          <table:table-cell table:number-columns-repeated="2"/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style-name="ce3" office:value-type="string" calcext:value-type="string">
            <text:p>N PROBLEM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.266933917999" calcext:value-type="float">
            <text:p>2.266933917999</text:p>
          </table:table-cell>
          <table:table-cell office:value-type="float" office:value="2.24723482132" calcext:value-type="float">
            <text:p>2.24723482132</text:p>
          </table:table-cell>
          <table:table-cell table:formula="of:=2*100000000" office:value-type="float" office:value="200000000" calcext:value-type="float">
            <text:p>20000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140465021133" calcext:value-type="float">
            <text:p>3.140465021133</text:p>
          </table:table-cell>
          <table:table-cell office:value-type="float" office:value="3.430103063583" calcext:value-type="float">
            <text:p>3.430103063583</text:p>
          </table:table-cell>
          <table:table-cell table:formula="of:=16*100000000" office:value-type="float" office:value="1600000000" calcext:value-type="float">
            <text:p>160000000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.265223026276" calcext:value-type="float">
            <text:p>2.265223026276</text:p>
          </table:table-cell>
          <table:table-cell office:value-type="float" office:value="2.265326023102" calcext:value-type="float">
            <text:p>2.265326023102</text:p>
          </table:table-cell>
          <table:table-cell table:formula="of:=2*100000000" office:value-type="float" office:value="200000000" calcext:value-type="float">
            <text:p>20000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142266988754" calcext:value-type="float">
            <text:p>3.142266988754</text:p>
          </table:table-cell>
          <table:table-cell office:value-type="float" office:value="3.244676113129" calcext:value-type="float">
            <text:p>3.244676113129</text:p>
          </table:table-cell>
          <table:table-cell table:formula="of:=16*100000000" office:value-type="float" office:value="1600000000" calcext:value-type="float">
            <text:p>160000000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.251295089722" calcext:value-type="float">
            <text:p>2.251295089722</text:p>
          </table:table-cell>
          <table:table-cell office:value-type="float" office:value="2.230370998383" calcext:value-type="float">
            <text:p>2.230370998383</text:p>
          </table:table-cell>
          <table:table-cell table:formula="of:=2*100000000" office:value-type="float" office:value="200000000" calcext:value-type="float">
            <text:p>20000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457314968109" calcext:value-type="float">
            <text:p>3.457314968109</text:p>
          </table:table-cell>
          <table:table-cell office:value-type="float" office:value="3.254930973053" calcext:value-type="float">
            <text:p>3.254930973053</text:p>
          </table:table-cell>
          <table:table-cell table:formula="of:=16*100000000" office:value-type="float" office:value="1600000000" calcext:value-type="float">
            <text:p>160000000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.258610010147" calcext:value-type="float">
            <text:p>2.258610010147</text:p>
          </table:table-cell>
          <table:table-cell office:value-type="float" office:value="2.221760034561" calcext:value-type="float">
            <text:p>2.221760034561</text:p>
          </table:table-cell>
          <table:table-cell table:formula="of:=2*100000000" office:value-type="float" office:value="200000000" calcext:value-type="float">
            <text:p>20000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231369972229" calcext:value-type="float">
            <text:p>3.231369972229</text:p>
          </table:table-cell>
          <table:table-cell office:value-type="float" office:value="3.524397850037" calcext:value-type="float">
            <text:p>3.524397850037</text:p>
          </table:table-cell>
          <table:table-cell table:formula="of:=16*100000000" office:value-type="float" office:value="1600000000" calcext:value-type="float">
            <text:p>160000000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.277946949005" calcext:value-type="float">
            <text:p>2.277946949005</text:p>
          </table:table-cell>
          <table:table-cell office:value-type="float" office:value="2.243576049805" calcext:value-type="float">
            <text:p>2.243576049805</text:p>
          </table:table-cell>
          <table:table-cell table:formula="of:=2*100000000" office:value-type="float" office:value="200000000" calcext:value-type="float">
            <text:p>20000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297169923782" calcext:value-type="float">
            <text:p>3.297169923782</text:p>
          </table:table-cell>
          <table:table-cell office:value-type="float" office:value="2.878983974457" calcext:value-type="float">
            <text:p>2.878983974457</text:p>
          </table:table-cell>
          <table:table-cell table:formula="of:=16*100000000" office:value-type="float" office:value="1600000000" calcext:value-type="float">
            <text:p>16000000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5" table:formula="of:=AVERAGE([.B16:.B20])" office:value-type="float" office:value="2.2640017986298" calcext:value-type="float">
            <text:p>2.2640017986298</text:p>
          </table:table-cell>
          <table:table-cell table:style-name="ce5" table:formula="of:=AVERAGE([.C16:.C20])" office:value-type="float" office:value="2.2416535854342" calcext:value-type="float">
            <text:p>2.2416535854342</text:p>
          </table:table-cell>
          <table:table-cell table:number-columns-repeated="4"/>
          <table:table-cell table:style-name="ce5" table:formula="of:=AVERAGE([.H16:.H20])" office:value-type="float" office:value="3.2537173748014" calcext:value-type="float">
            <text:p>3.2537173748014</text:p>
          </table:table-cell>
          <table:table-cell table:style-name="ce5" table:formula="of:=AVERAGE([.I16:.I20])" office:value-type="float" office:value="3.2666183948518" calcext:value-type="float">
            <text:p>3.266618394851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VG TIME ORG</text:p>
          </table:table-cell>
          <table:table-cell table:style-name="ce3" office:value-type="string" calcext:value-type="string">
            <text:p>AVG TIME MOD</text:p>
          </table:table-cell>
          <table:table-cell table:number-columns-repeated="3"/>
          <table:table-cell table:style-name="Default"/>
          <table:table-cell table:style-name="ce3" office:value-type="string" calcext:value-type="string">
            <text:p>AVG TIME ORG</text:p>
          </table:table-cell>
          <table:table-cell table:style-name="ce3" office:value-type="string" calcext:value-type="string">
            <text:p>AVG TIME MOD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style-name="ce3" office:value-type="string" calcext:value-type="string">
            <text:p>MEDIAN TIME ORG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formula="of:=MEDIAN([.H16:.H20])" office:value-type="float" office:value="3.231369972229" calcext:value-type="float">
            <text:p>3.231369972229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1"/>
          <table:table-cell table:style-name="ce10" office:value-type="string" calcext:value-type="string" table:number-columns-spanned="3" table:number-rows-spanned="1">
            <text:p>ORIGINAL CODE</text:p>
          </table:table-cell>
          <table:covered-table-cell table:number-columns-repeated="2" table:style-name="ce1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style-name="ce3" office:value-type="string" calcext:value-type="string">
            <text:p>N PROBLEM</text:p>
          </table:table-cell>
          <table:table-cell table:number-columns-repeated="2"/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N PROBLEM</text:p>
          </table:table-cell>
          <table:table-cell table:style-name="ce1" office:value-type="string" calcext:value-type="string">
            <text:p>Time (s)</text:p>
          </table:table-cell>
          <table:table-cell table:style-name="ce10" office:value-type="string" calcext:value-type="string">
            <text:p>SCALE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2.25540804863" calcext:value-type="float">
            <text:p>2.25540804863</text:p>
          </table:table-cell>
          <table:table-cell office:value-type="float" office:value="2.213683128357" calcext:value-type="float">
            <text:p>2.213683128357</text:p>
          </table:table-cell>
          <table:table-cell table:formula="of:=4*100000000" office:value-type="float" office:value="400000000" calcext:value-type="float">
            <text:p>4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3.14159263198" calcext:value-type="float">
            <text:p>3.14159263198</text:p>
          </table:table-cell>
          <table:table-cell table:style-name="ce2" office:value-type="float" office:value="0.000000109033" calcext:value-type="float">
            <text:p>1.09033E-07</text:p>
          </table:table-cell>
          <table:table-cell table:style-name="ce2" office:value-type="float" office:value="100000000" calcext:value-type="float">
            <text:p>100000000</text:p>
          </table:table-cell>
          <table:table-cell table:style-name="ce2" office:value-type="float" office:value="2.1964081287382" calcext:value-type="float">
            <text:p>2.1964081287382</text:p>
          </table:table-cell>
          <table:table-cell table:style-name="ce2" table:formula="of:=[.K32]/[.K3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2.207736968994" calcext:value-type="float">
            <text:p>2.207736968994</text:p>
          </table:table-cell>
          <table:table-cell office:value-type="float" office:value="2.241452932358" calcext:value-type="float">
            <text:p>2.241452932358</text:p>
          </table:table-cell>
          <table:table-cell table:formula="of:=4*100000000" office:value-type="float" office:value="400000000" calcext:value-type="float">
            <text:p>40000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3.141592636502" calcext:value-type="float">
            <text:p>3.141592636502</text:p>
          </table:table-cell>
          <table:table-cell table:style-name="ce2" office:value-type="float" office:value="0.000000104511" calcext:value-type="float">
            <text:p>1.04511E-07</text:p>
          </table:table-cell>
          <table:table-cell table:style-name="ce2" office:value-type="float" office:value="200000000" calcext:value-type="float">
            <text:p>200000000</text:p>
          </table:table-cell>
          <table:table-cell table:style-name="ce2" table:formula="of:=[.B21]" office:value-type="float" office:value="2.2640017986298" calcext:value-type="float">
            <text:p>2.2640017986298</text:p>
          </table:table-cell>
          <table:table-cell table:style-name="ce2" table:formula="of:=[.K32]/[.K33]" office:value-type="float" office:value="0.970144162459363" calcext:value-type="float">
            <text:p>0.97014416245936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2.206567049026" calcext:value-type="float">
            <text:p>2.206567049026</text:p>
          </table:table-cell>
          <table:table-cell office:value-type="float" office:value="2.22324681282" calcext:value-type="float">
            <text:p>2.22324681282</text:p>
          </table:table-cell>
          <table:table-cell table:formula="of:=4*100000000" office:value-type="float" office:value="400000000" calcext:value-type="float">
            <text:p>40000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3.141592638941" calcext:value-type="float">
            <text:p>3.141592638941</text:p>
          </table:table-cell>
          <table:table-cell table:style-name="ce2" office:value-type="float" office:value="0.000000102072" calcext:value-type="float">
            <text:p>1.02072E-07</text:p>
          </table:table-cell>
          <table:table-cell table:style-name="ce2" office:value-type="float" office:value="400000000" calcext:value-type="float">
            <text:p>400000000</text:p>
          </table:table-cell>
          <table:table-cell table:style-name="ce2" table:formula="of:=[.B37]" office:value-type="float" office:value="2.2192198276518" calcext:value-type="float">
            <text:p>2.2192198276518</text:p>
          </table:table-cell>
          <table:table-cell table:style-name="ce2" table:formula="of:=[.K32]/[.K34]" office:value-type="float" office:value="0.989720847556712" calcext:value-type="float">
            <text:p>0.98972084755671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2.213709115982" calcext:value-type="float">
            <text:p>2.213709115982</text:p>
          </table:table-cell>
          <table:table-cell office:value-type="float" office:value="2.21227812767" calcext:value-type="float">
            <text:p>2.21227812767</text:p>
          </table:table-cell>
          <table:table-cell table:formula="of:=4*100000000" office:value-type="float" office:value="400000000" calcext:value-type="float">
            <text:p>40000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3.141592640183" calcext:value-type="float">
            <text:p>3.141592640183</text:p>
          </table:table-cell>
          <table:table-cell table:style-name="ce2" office:value-type="float" office:value="0.000000100829" calcext:value-type="float">
            <text:p>1.00829E-07</text:p>
          </table:table-cell>
          <table:table-cell table:style-name="ce2" office:value-type="float" office:value="800000000" calcext:value-type="float">
            <text:p>800000000</text:p>
          </table:table-cell>
          <table:table-cell table:style-name="ce2" table:formula="of:=[.H7]" office:value-type="float" office:value="2.1933240413664" calcext:value-type="float">
            <text:p>2.1933240413664</text:p>
          </table:table-cell>
          <table:table-cell table:style-name="ce2" table:formula="of:=[.K32]/[.K35]" office:value-type="float" office:value="1.00140612481951" calcext:value-type="float">
            <text:p>1.0014061248195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2.212677955627" calcext:value-type="float">
            <text:p>2.212677955627</text:p>
          </table:table-cell>
          <table:table-cell office:value-type="float" office:value="2.226238012314" calcext:value-type="float">
            <text:p>2.226238012314</text:p>
          </table:table-cell>
          <table:table-cell table:formula="of:=4*100000000" office:value-type="float" office:value="400000000" calcext:value-type="float">
            <text:p>40000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2" office:value-type="float" office:value="3.141592640807" calcext:value-type="float">
            <text:p>3.141592640807</text:p>
          </table:table-cell>
          <table:table-cell table:style-name="ce2" office:value-type="float" office:value="0.000000100205" calcext:value-type="float">
            <text:p>1.00205E-07</text:p>
          </table:table-cell>
          <table:table-cell table:style-name="ce2" table:formula="of:=[.G36]*100000000" office:value-type="float" office:value="1600000000" calcext:value-type="float">
            <text:p>1600000000</text:p>
          </table:table-cell>
          <table:table-cell table:style-name="ce2" table:formula="of:=[.H21]" office:value-type="float" office:value="3.2537173748014" calcext:value-type="float">
            <text:p>3.2537173748014</text:p>
          </table:table-cell>
          <table:table-cell table:style-name="ce2" table:formula="of:=[.K32]/[.K36]" office:value-type="float" office:value="0.675045763270162" calcext:value-type="float">
            <text:p>0.675045763270162</text:p>
          </table:table-cell>
        </table:table-row>
        <table:table-row table:style-name="ro1">
          <table:table-cell table:style-name="ce2"/>
          <table:table-cell table:style-name="ce5" table:formula="of:=AVERAGE([.B32:.B36])" office:value-type="float" office:value="2.2192198276518" calcext:value-type="float">
            <text:p>2.2192198276518</text:p>
          </table:table-cell>
          <table:table-cell table:style-name="ce5" table:formula="of:=AVERAGE([.C32:.C36])" office:value-type="float" office:value="2.2233798027038" calcext:value-type="float">
            <text:p>2.2233798027038</text:p>
          </table:table-cell>
          <table:table-cell table:number-columns-repeated="4"/>
          <table:table-cell table:style-name="ce2" table:number-columns-repeated="5"/>
        </table:table-row>
        <table:table-row table:style-name="ro1">
          <table:table-cell/>
          <table:table-cell table:style-name="ce3" office:value-type="string" calcext:value-type="string">
            <text:p>AVG TIME ORG</text:p>
          </table:table-cell>
          <table:table-cell table:style-name="ce3" office:value-type="string" calcext:value-type="string">
            <text:p>AVG TIME MOD</text:p>
          </table:table-cell>
          <table:table-cell table:number-columns-repeated="4"/>
          <table:table-cell table:style-name="ce2" table:number-columns-repeated="5"/>
        </table:table-row>
        <table:table-row table:style-name="ro1">
          <table:table-cell table:number-columns-repeated="7"/>
          <table:table-cell table:style-name="ce2" table:number-columns-repeated="5"/>
        </table:table-row>
        <table:table-row table:style-name="ro1">
          <table:table-cell table:number-columns-repeated="7"/>
          <table:table-cell table:style-name="ce10" office:value-type="string" calcext:value-type="string" table:number-columns-spanned="3" table:number-rows-spanned="1">
            <text:p>MODIFIED CODE</text:p>
          </table:table-cell>
          <table:covered-table-cell table:number-columns-repeated="2" table:style-name="ce1"/>
          <table:table-cell table:style-name="ce2"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N PROBLEM</text:p>
          </table:table-cell>
          <table:table-cell table:style-name="ce1" office:value-type="string" calcext:value-type="string">
            <text:p>Time (s)</text:p>
          </table:table-cell>
          <table:table-cell table:style-name="ce10" office:value-type="string" calcext:value-type="string">
            <text:p>SCAL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" office:value-type="float" office:value="3.14159263198" calcext:value-type="float">
            <text:p>3.14159263198</text:p>
          </table:table-cell>
          <table:table-cell table:style-name="ce2" office:value-type="float" office:value="0.000000109033" calcext:value-type="float">
            <text:p>1.09033E-07</text:p>
          </table:table-cell>
          <table:table-cell table:style-name="ce2" office:value-type="float" office:value="100000000" calcext:value-type="float">
            <text:p>100000000</text:p>
          </table:table-cell>
          <table:table-cell table:style-name="ce2" table:formula="of:=[.C9]" office:value-type="float" office:value="2.1731994628906" calcext:value-type="float">
            <text:p>2.1731994628906</text:p>
          </table:table-cell>
          <table:table-cell table:style-name="ce2" table:formula="of:=[.K42]/[.K42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2" office:value-type="float" office:value="3.141592636502" calcext:value-type="float">
            <text:p>3.141592636502</text:p>
          </table:table-cell>
          <table:table-cell table:style-name="ce2" office:value-type="float" office:value="0.000000104511" calcext:value-type="float">
            <text:p>1.04511E-07</text:p>
          </table:table-cell>
          <table:table-cell table:style-name="ce2" office:value-type="float" office:value="200000000" calcext:value-type="float">
            <text:p>200000000</text:p>
          </table:table-cell>
          <table:table-cell table:style-name="ce2" table:formula="of:=[.C21]" office:value-type="float" office:value="2.2416535854342" calcext:value-type="float">
            <text:p>2.2416535854342</text:p>
          </table:table-cell>
          <table:table-cell table:style-name="ce2" table:formula="of:=[.K42]/[.K43]" office:value-type="float" office:value="0.969462666761537" calcext:value-type="float">
            <text:p>0.96946266676153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3.141592638941" calcext:value-type="float">
            <text:p>3.141592638941</text:p>
          </table:table-cell>
          <table:table-cell table:style-name="ce2" office:value-type="float" office:value="0.000000102072" calcext:value-type="float">
            <text:p>1.02072E-07</text:p>
          </table:table-cell>
          <table:table-cell table:style-name="ce2" office:value-type="float" office:value="400000000" calcext:value-type="float">
            <text:p>400000000</text:p>
          </table:table-cell>
          <table:table-cell table:style-name="ce2" table:formula="of:=[.C37]" office:value-type="float" office:value="2.2233798027038" calcext:value-type="float">
            <text:p>2.2233798027038</text:p>
          </table:table-cell>
          <table:table-cell table:style-name="ce2" table:formula="of:=[.K42]/[.K44]" office:value-type="float" office:value="0.977430603735728" calcext:value-type="float">
            <text:p>0.977430603735728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2" office:value-type="float" office:value="3.141592640183" calcext:value-type="float">
            <text:p>3.141592640183</text:p>
          </table:table-cell>
          <table:table-cell table:style-name="ce2" office:value-type="float" office:value="0.000000100829" calcext:value-type="float">
            <text:p>1.00829E-07</text:p>
          </table:table-cell>
          <table:table-cell table:style-name="ce2" office:value-type="float" office:value="800000000" calcext:value-type="float">
            <text:p>800000000</text:p>
          </table:table-cell>
          <table:table-cell table:style-name="ce2" table:formula="of:=[.I7]" office:value-type="float" office:value="2.2012078285216" calcext:value-type="float">
            <text:p>2.2012078285216</text:p>
          </table:table-cell>
          <table:table-cell table:style-name="ce2" table:formula="of:=[.K42]/[.K45]" office:value-type="float" office:value="0.98727591040333" calcext:value-type="float">
            <text:p>0.98727591040333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2" office:value-type="float" office:value="3.141592640807" calcext:value-type="float">
            <text:p>3.141592640807</text:p>
          </table:table-cell>
          <table:table-cell table:style-name="ce2" office:value-type="float" office:value="0.000000100205" calcext:value-type="float">
            <text:p>1.00205E-07</text:p>
          </table:table-cell>
          <table:table-cell table:style-name="ce2" table:formula="of:=[.G46]*100000000" office:value-type="float" office:value="1600000000" calcext:value-type="float">
            <text:p>1600000000</text:p>
          </table:table-cell>
          <table:table-cell table:style-name="ce2" table:formula="of:=[.I21]" office:value-type="float" office:value="3.2666183948518" calcext:value-type="float">
            <text:p>3.2666183948518</text:p>
          </table:table-cell>
          <table:table-cell table:style-name="ce2" table:formula="of:=[.K42]/[.K46]" office:value-type="float" office:value="0.665274972526809" calcext:value-type="float">
            <text:p>0.665274972526809</text:p>
          </table:table-cell>
        </table:table-row>
        <table:table-row table:style-name="ro1">
          <table:table-cell table:number-columns-repeated="7"/>
          <table:table-cell table:style-name="ce2" table:number-columns-repeated="5"/>
        </table:table-row>
        <table:table-row table:style-name="ro1">
          <table:table-cell table:number-columns-repeated="7"/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41:02.364910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4:06:13.645632648</meta:creation-date>
    <meta:generator>LibreOffice/6.0.7.3$Linux_X86_64 LibreOffice_project/00m0$Build-3</meta:generator>
    <dc:date>2019-01-29T17:16:49.413192380</dc:date>
    <meta:editing-duration>PT4H38M</meta:editing-duration>
    <meta:editing-cycles>53</meta:editing-cycles>
    <meta:document-statistic meta:table-count="2" meta:cell-count="394" meta:object-count="0"/>
  </office:meta>
</office:document-meta>
</file>